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erPage.hasContentChanged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generate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Page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start(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PCacheValidity.isValid( Cach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characters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Page.modifiedSince( long d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ServerPage.attribute( AttributesImpl att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CacheValid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gener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re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